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0"/>
    <style:style style:name="P5" style:family="paragraph" style:parent-style-name="Text_20_body" style:list-style-name="L11"/>
    <style:style style:name="P6" style:family="paragraph" style:parent-style-name="Text_20_body" style:list-style-name="L12"/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tandard" style:list-style-name="L9"/>
    <style:style style:name="P9" style:family="paragraph" style:parent-style-name="Standard" style:list-style-name="L12"/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uľka s obsahom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uľka s obsahom1_Head">
            <text:p text:style-name="Contents_20_Heading">Obsah</text:p>
          </text:index-title>
          <text:p text:style-name="P12">1 Úvod<text:tab/>2</text:p>
          <text:p text:style-name="P12">2 Testovacie scenáre<text:tab/>3</text:p>
          <text:p text:style-name="P13">2.1 Registrácia a prihlásenie učiteľa<text:tab/>3</text:p>
          <text:p text:style-name="P13">2.2 Vytvorenie skupiny<text:tab/>3</text:p>
          <text:p text:style-name="P13">2.3 Registrácia a prihlásenie žiaka<text:tab/>3</text:p>
          <text:p text:style-name="P13">2.4 Generovanie a riešenie príkladov<text:tab/>4</text:p>
          <text:p text:style-name="P13">2.5 Administrácia skupiny<text:tab/>4</text:p>
          <text:p text:style-name="P13">2.6 Prehľad riešení žiaka<text:tab/>4</text:p>
          <text:p text:style-name="P13">2.7 Zadávanie päťminútovky<text:tab/>4</text:p>
          <text:p text:style-name="P12">3 Záver z testovania<text:tab/>5</text:p>
        </text:index-body>
      </text:table-of-content>
      <text:h text:style-name="P10" text:outline-level="1"/>
      <text:h text:style-name="P11" text:outline-level="1">Úvod</text:h>
      <text:p text:style-name="P7">Tento dokument popisuje testovacie scenáre, ktoré budú slúži pri testovaní funkčnosti jednotlivých modulov systému.</text:p>
      <text:h text:style-name="P11" text:outline-level="1">Testovacie scenáre</text:h>
      <text:h text:style-name="Heading_20_2" text:outline-level="2">Registrácia a prihlásenie učiteľa</text:h>
      <text:list xml:id="list41613330" text:style-name="L1">
        <text:list-item>
          <text:p text:style-name="P1">Na hlavnej stránke zvolíme registráciu nového užívateľa a zaregistrujeme nového učiteľa.</text:p>
        </text:list-item>
        <text:list-item>
          <text:p text:style-name="P1">Vyplníme všetky údaje registračného formulára s tým, že najprv vyplníme políčka chybne, aby sme overili, či naozaj náš systém kontroluje jednotlivé vstupy:</text:p>
          <text:list>
            <text:list-item>
              <text:p text:style-name="P1">Formulár necháme nevyplnený a odošleme</text:p>
            </text:list-item>
            <text:list-item>
              <text:p text:style-name="P1">Zadáme krátke vstupy (meno, heslo)</text:p>
            </text:list-item>
            <text:list-item>
              <text:p text:style-name="P1">Email vyplníme v zlom formáte (bez '@')</text:p>
            </text:list-item>
          </text:list>
        </text:list-item>
        <text:list-item>
          <text:p text:style-name="P1">Všetky údaje registračného formulára vyplníme správne, vyberieme si typ používateľa „učiteľ“ a odošleme formulár.</text:p>
        </text:list-item>
        <text:list-item>
          <text:p text:style-name="P1">Registrácia je úspešná a systém nás presmeroval späť na hlavnú stránku s formulárom pre prihlásenie.</text:p>
        </text:list-item>
        <text:list-item>
          <text:p text:style-name="P1">Prihlasovací formulár vyplníme chybne, aby sme overili, či naozaj náš systém kontroluje jednotlivé vstupy:</text:p>
          <text:list>
            <text:list-item>
              <text:p text:style-name="P1">Formulár necháme nevyplnený a odošleme</text:p>
            </text:list-item>
            <text:list-item>
              <text:p text:style-name="P1">Zadáme chybné používateľské meno</text:p>
            </text:list-item>
            <text:list-item>
              <text:p text:style-name="P1">Zadáme chybné heslo</text:p>
            </text:list-item>
          </text:list>
        </text:list-item>
        <text:list-item>
          <text:p text:style-name="P1">Všetky údaje pre prihlasovanie vyplníme správne a odošleme formulár.</text:p>
        </text:list-item>
        <text:list-item>
          <text:p text:style-name="P1">Systém nás presmeruje na úvodnú stránku učiteľa.</text:p>
        </text:list-item>
      </text:list>
      <text:h text:style-name="Heading_20_2" text:outline-level="2">Vytvorenie skupiny</text:h>
      <text:list xml:id="list41603270" text:style-name="L2">
        <text:list-item>
          <text:p text:style-name="P2">V administratívnej časti učiteľa vyberieme možnosť „vytvoriť novú skupinu“.</text:p>
        </text:list-item>
        <text:list-item>
          <text:p text:style-name="P2">Podobne ako pri registrácii, vyplníme políčka chybne, aby sme overili, či naozaj náš systém kontroluje jednotlivé vstupy.</text:p>
        </text:list-item>
        <text:list-item>
          <text:p text:style-name="P2">Všetky údaje registračného formulára vyplníme správne a formulár odošleme.</text:p>
        </text:list-item>
        <text:list-item>
          <text:p text:style-name="P2">Skontrolujeme či sa naša novovytvorená skupina nachádza v zozname skupín.</text:p>
        </text:list-item>
      </text:list>
      <text:h text:style-name="Heading_20_2" text:outline-level="2">Registrácia a prihlásenie žiaka</text:h>
      <text:list xml:id="list41588623" text:style-name="L3">
        <text:list-item>
          <text:p text:style-name="P3">Postupujeme rovnako ako pri registrácii a prihlasovaní učiteľa s nasledujúcimi zmenami:</text:p>
          <text:list>
            <text:list-item>
              <text:p text:style-name="P3">Formulár otestujeme, či kontroluje ak zadáme meno alebo e-mail, ktorý sa už v databáze nachádza.</text:p>
            </text:list-item>
            <text:list-item>
              <text:p text:style-name="P3">Otestujeme, či pri vybraní typu užívateľa „žiak“ sa odkryjú vstupné políčka pre názov skupiny a jej tajný kľúč a po zmene na „učiteľa“ sa tieto polička skryjú. (ráta sa so zapnutým JavaScript-om)</text:p>
            </text:list-item>
            <text:list-item>
              <text:p text:style-name="P3">Overíme kontrolu skupiny a jej tajného kľúča. Zadáme chybnú dvojicu (systém upozorní na nesprávne zadaný kľúč).</text:p>
            </text:list-item>
          </text:list>
        </text:list-item>
        <text:list-item>
          <text:p text:style-name="P3">Po prihlásení nás systém presmeruje na úvodnú stránku žiaka.</text:p>
        </text:list-item>
      </text:list>
      <text:h text:style-name="Heading_20_2" text:outline-level="2"><text:soft-page-break/>Generovanie a riešenie príkladov</text:h>
      <text:list xml:id="list41737451" text:style-name="L9">
        <text:list-item>
          <text:p text:style-name="P8">Do systému sa prihlásime ako žiak.</text:p>
        </text:list-item>
        <text:list-item>
          <text:p text:style-name="P8">Vyberieme si možnosť riešiť príklady.</text:p>
        </text:list-item>
        <text:list-item>
          <text:p text:style-name="P8">Zadáme počet príkladov a obtiažnosť, ktoré chceme riešiť. </text:p>
        </text:list-item>
        <text:list-item>
          <text:p text:style-name="P8">Skontrolujeme, či je nastavený limit pre počet príkladov (1-20) a či sa daný počet príkladov aj skutočne vygeneroval.</text:p>
        </text:list-item>
        <text:list-item>
          <text:p text:style-name="P8">Skontrolujeme, či vygenerované príklady obsahujú 2-3 platné číslice a zodpovedajú ostatným požiadavkám.</text:p>
        </text:list-item>
        <text:list-item>
          <text:p text:style-name="P8">Skontrolujeme, či vygenerované jednotky spadajú pod danú obtiažnosť.</text:p>
        </text:list-item>
        <text:list-item>
          <text:p text:style-name="P8">Vyplníme riešenie príkladov (niektoré nevyplníme). </text:p>
        </text:list-item>
        <text:list-item>
          <text:p text:style-name="P8">Odošleme výsledok a skontrolujeme, či systém skontroloval správne výsledky.</text:p>
        </text:list-item>
        <text:list-item>
          <text:p text:style-name="P8">Tento test vykonáme viackrát, aby sme sa uistili, že funguje náhodné generovanie príkladov.</text:p>
        </text:list-item>
      </text:list>
      <text:h text:style-name="Heading_20_2" text:outline-level="2">Administrácia skupiny</text:h>
      <text:list xml:id="list42582148" text:style-name="L10">
        <text:list-item>
          <text:p text:style-name="P4">Do systému sa prihlásime ako učiteľ.</text:p>
        </text:list-item>
        <text:list-item>
          <text:p text:style-name="P4">Zo zoznamu si vyberieme ľubovoľnú skupinu a klikneme na odkaz „správa skupiny“.</text:p>
        </text:list-item>
        <text:list-item>
          <text:p text:style-name="P4">Zmeníme názov skupiny, popis, tajný kľúč a overíme, či sa nové údaje uložili.</text:p>
        </text:list-item>
        <text:list-item>
          <text:p text:style-name="P4">Vymažeme ľubovoľného žiaka a otestujeme, či sa naozaj vymazal (skúsime sa prihlásiť s údajmi práve vymazaného žiaka)</text:p>
        </text:list-item>
        <text:list-item>
          <text:p text:style-name="P4">Vymažeme celú skupinu a overíme, či sa vymazali aj jej žiaci (rovnako ako v 4. bode).</text:p>
        </text:list-item>
      </text:list>
      <text:h text:style-name="Heading_20_2" text:outline-level="2">Prehľad riešení žiaka</text:h>
      <text:list xml:id="list43303611" text:style-name="L11">
        <text:list-item>
          <text:p text:style-name="P5">Do systému sa prihlásime ako žiak a vyrátame zopár príkladov.</text:p>
        </text:list-item>
        <text:list-item>
          <text:p text:style-name="P5">Zapíšeme si počet správnych, nesprávnych a neriešených príkladov, aby sme mohli skontrolovať, či systém generuje správne štatistiky.</text:p>
        </text:list-item>
        <text:list-item>
          <text:p text:style-name="P5">Skontrolujeme naše údaje s tými, ktoré nám vygeneruje systém.</text:p>
        </text:list-item>
        <text:list-item>
          <text:p text:style-name="P5">Overíme správnosť zobrazovaných grafov.</text:p>
        </text:list-item>
        <text:list-item>
          <text:p text:style-name="P5">Prihlásime sa ako učiteľ, vyhľadáme si žiaka a vykonáme testy z bodu 3 a 4.</text:p>
        </text:list-item>
      </text:list>
      <text:h text:style-name="Heading_20_2" text:outline-level="2">Zadávanie päťminútovky</text:h>
      <text:list xml:id="list43665193" text:style-name="L12">
        <text:list-item>
          <text:p text:style-name="P6">Prihlásime sa ako učiteľ, vyberieme si skupinu a odštartujeme päťminútovku kliknutím na tlačidlo „zadať päťminútovku“.</text:p>
        </text:list-item>
        <text:list-item>
          <text:p text:style-name="P6">Podobne ako pri riešení príkladov, zadáme počet príkladov, obtiažnosť a kliknutím na tlačítko „Štart“ odštartujeme päťminútovku</text:p>
        </text:list-item>
        <text:list-item>
          <text:p text:style-name="P6">Prihlásime sa ako žiaci z danej skupiny, klikneme na tlačidlo „riešiť päťminútovku“ a overíme správnosť vygenerovaných príkladov.</text:p>
        </text:list-item>
        <text:list-item>
          <text:p text:style-name="P6">Ďalej kontrolujeme podobne ako pri riešení príkladov.</text:p>
        </text:list-item>
        <text:list-item>
          <text:p text:style-name="P9">Vyplníme riešenie príkladov a odošleme naše riešenie.</text:p>
        </text:list-item>
        <text:list-item>
          <text:p text:style-name="P9">Systém nám vyhodnotí naše riešenie a skontrolujeme, či systém skontroloval správne výsledky.</text:p>
        </text:list-item>
        <text:list-item>
          <text:p text:style-name="P6">Znova sa prihlásime ako učiteľ a danú päťminútovku zastavíme a overíme správnosť riešení.</text:p>
        </text:list-item>
        <text:list-item>
          <text:p text:style-name="P6">Skontrolujeme, či je päťminútovka naozaj zastavená a teda, že sa nedá ďalej odosielať výsledky, keď sme prihlásený ako žiak.</text:p>
        </text:list-item>
      </text:list>
      <text:h text:style-name="P11" text:outline-level="1">Záver z testovania</text:h>
      <text:p text:style-name="Text_20_body">Na základe výsledkov jednotlivých testov budeme náš systém považovať za otestovaný a funkčn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2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án Vodila</meta:initial-creator>
    <meta:creation-date>2014-11-10T13:40:54.46</meta:creation-date>
    <dc:date>2014-11-11T00:40:58.61</dc:date>
    <dc:creator>Ján Vodila</dc:creator>
    <meta:editing-duration>PT03H07M05S</meta:editing-duration>
    <meta:editing-cycles>3</meta:editing-cycles>
    <meta:generator>OpenOffice.org/3.2$Win32 OpenOffice.org_project/320m19$Build-9505</meta:generator>
    <meta:document-statistic meta:table-count="0" meta:image-count="0" meta:object-count="0" meta:page-count="5" meta:paragraph-count="72" meta:word-count="727" meta:character-count="4775"/>
  </office:meta>
</office:document-meta>
</file>